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P1" style:family="paragraph" style:parent-style-name="Standard">
      <style:paragraph-properties fo:margin-left="1.27cm" fo:margin-right="0cm" fo:text-indent="0cm" style:auto-text-indent="false">
        <style:tab-stops/>
      </style:paragraph-properties>
    </style:style>
    <style:style style:name="P2" style:family="paragraph" style:parent-style-name="Standard">
      <style:paragraph-properties fo:margin-left="1.27cm" fo:margin-right="0cm" fo:text-indent="0cm" style:auto-text-indent="false">
        <style:tab-stops/>
      </style:paragraph-properties>
      <style:text-properties fo:language="en" fo:country="US"/>
    </style:style>
    <style:style style:name="P3" style:family="paragraph" style:parent-style-name="Standard" style:master-page-name="MP0">
      <style:paragraph-properties style:page-number="auto" fo:break-before="page"/>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2">
      <style:text-properties officeooo:paragraph-rsid="0018b0c4"/>
    </style:style>
    <style:style style:name="P7" style:family="paragraph" style:parent-style-name="Standard" style:list-style-name="L3"/>
    <style:style style:name="P8" style:family="paragraph" style:parent-style-name="Standard" style:list-style-name="L4"/>
    <style:style style:name="P9" style:family="paragraph" style:parent-style-name="Standard" style:list-style-name="L5"/>
    <style:style style:name="P10" style:family="paragraph" style:parent-style-name="Standard" style:list-style-name="L6"/>
    <style:style style:name="P11" style:family="paragraph" style:parent-style-name="Standard" style:list-style-name="L7"/>
    <style:style style:name="P12" style:family="paragraph" style:parent-style-name="Standard" style:list-style-name="L8"/>
    <style:style style:name="P13" style:family="paragraph" style:parent-style-name="Standard">
      <style:text-properties officeooo:paragraph-rsid="000ea06c"/>
    </style:style>
    <style:style style:name="P14" style:family="paragraph" style:parent-style-name="Standard">
      <style:text-properties officeooo:paragraph-rsid="0018b0c4"/>
    </style:style>
    <style:style style:name="P15" style:family="paragraph" style:parent-style-name="Standard">
      <style:text-properties officeooo:paragraph-rsid="001a2bb5"/>
    </style:style>
    <style:style style:name="T1" style:family="text">
      <style:text-properties style:text-position="super 67%"/>
    </style:style>
    <style:style style:name="T2" style:family="text">
      <style:text-properties officeooo:rsid="00060b94"/>
    </style:style>
    <style:style style:name="T3" style:family="text">
      <style:text-properties officeooo:rsid="0006f072"/>
    </style:style>
    <style:style style:name="T4" style:family="text">
      <style:text-properties officeooo:rsid="0008a6af"/>
    </style:style>
    <style:style style:name="T5" style:family="text">
      <style:text-properties officeooo:rsid="000c0c6c"/>
    </style:style>
    <style:style style:name="T6" style:family="text">
      <style:text-properties officeooo:rsid="000ea06c"/>
    </style:style>
    <style:style style:name="T7" style:family="text">
      <style:text-properties officeooo:rsid="001064de"/>
    </style:style>
    <style:style style:name="T8" style:family="text">
      <style:text-properties officeooo:rsid="0012f1be"/>
    </style:style>
    <style:style style:name="T9" style:family="text">
      <style:text-properties officeooo:rsid="0016dc21"/>
    </style:style>
    <style:style style:name="T10" style:family="text">
      <style:text-properties officeooo:rsid="0018a2f9"/>
    </style:style>
    <style:style style:name="T11" style:family="text">
      <style:text-properties officeooo:rsid="0018b0c4"/>
    </style:style>
    <style:style style:name="T12" style:family="text">
      <style:text-properties officeooo:rsid="001a2bb5"/>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7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Arial"/>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8LVL2" text:bullet-char="•">
        <style:list-level-properties text:list-level-position-and-space-mode="label-alignment">
          <style:list-level-label-alignment text:label-followed-by="listtab" fo:text-indent="-0.635cm" fo:margin-left="2.54cm"/>
        </style:list-level-properties>
        <style:text-properties style:font-name="Arial"/>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Arial"/>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Arial"/>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Arial"/>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Arial"/>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Arial"/>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Arial"/>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1). Backlight Control</text:p>
      <text:p text:style-name="Standard"><text:s text:c="12"/>Using this backlight control feature the user can ' <text:span text:style-name="T3">TURN</text:span> <text:span text:style-name="T3">ON </text:span>' or ' <text:span text:style-name="T3">TURN</text:span> <text:span text:style-name="T3">OFF </text:span>' the LCD backlight.</text:p>
      <text:p text:style-name="Standard"/>
      <text:p text:style-name="Standard">Command:</text:p>
      <text:list xml:id="list6620882115575342652" text:style-name="L1">
        <text:list-item>
          <text:p text:style-name="P4"><text:s/>bak 1 <text:s text:c="4"/>It switches ON the LCD backlight.</text:p>
        </text:list-item>
        <text:list-item>
          <text:p text:style-name="P4"><text:s/><text:span text:style-name="T2">b</text:span>ak 0 <text:s text:c="4"/>It switches OFF the LCD backlight.</text:p>
        </text:list-item>
      </text:list>
      <text:p text:style-name="Standard"/>
      <text:p text:style-name="Standard">For example:</text:p>
      <text:p text:style-name="Standard"><text:s text:c="22"/>If the user sends <text:s/>'bak 1' command searially <text:span text:style-name="T3">using</text:span> UART to the LCD BackPack , then the LCD backlight turns ON and also the user receives an acknowledgement in the serial monitor as 'Backlight ON' .</text:p>
      <text:p text:style-name="Standard"><text:s text:c="21"/></text:p>
      <text:p text:style-name="Standard"><text:s text:c="22"/>If the user sends <text:s/>'bak 0' command searially using UART to the LCD BackPack , then the LCD backlight turns OFF and also the user receives an acknowledgement in the serial monitor as 'Backlight OFF' .</text:p>
      <text:p text:style-name="Standard"/>
      <text:p text:style-name="Standard">2). Block Cursor Blink Control</text:p>
      <text:p text:style-name="Standard"><text:s text:c="13"/>Using this control feature the user can ' <text:span text:style-name="T4">TURN ON </text:span>' or ' <text:span text:style-name="T4">TURN OFF </text:span>' the blinking block cursor on the LCD display.</text:p>
      <text:p text:style-name="Standard"/>
      <text:p text:style-name="Standard">Command:</text:p>
      <text:list xml:id="list193690079188045972" text:style-name="L2">
        <text:list-item>
          <text:p text:style-name="P5">bli 1 <text:s text:c="4"/>It makes the blinking block cursor to appear on the LCD screen.</text:p>
        </text:list-item>
        <text:list-item>
          <text:p text:style-name="P5"><text:span text:style-name="T4">b</text:span>li 0 <text:s text:c="4"/>It masks the blinking block cursor.</text:p>
        </text:list-item>
      </text:list>
      <text:p text:style-name="Standard"/>
      <text:p text:style-name="Standard">For example:</text:p>
      <text:p text:style-name="Standard"><text:s text:c="23"/>If the user sends 'bli 1' command serially using UART to the LCD Backpack , then the blinking block cursor appears on the LCD screen at the current cursor position and also the user gets the acknowledgement in the serial monitor as 'Blink ON'.</text:p>
      <text:p text:style-name="Standard"/>
      <text:p text:style-name="Standard"><text:s text:c="23"/>If the user sends 'bli 0' command serially using UART to the LCD Backpack , then the blinking block cursor disappears from the current cursor position and also the user gets <text:s/>the acknowledgement in the serial monitor as 'Blink OFF'.</text:p>
      <text:p text:style-name="Standard"/>
      <text:p text:style-name="Standard"/>
      <text:p text:style-name="Standard">3). Cursor position selection</text:p>
      <text:p text:style-name="Standard"><text:s text:c="18"/>With the help of this control <text:span text:style-name="T5">feature</text:span> the user can set the cursor position anywhere on the LCD screen.</text:p>
      <text:p text:style-name="Standard"/>
      <text:p text:style-name="Standard">Command:</text:p>
      <text:list xml:id="list1739101440766099968" text:style-name="L3">
        <text:list-item>
          <text:p text:style-name="P7">set_YY_XX <text:s text:c="7"/></text:p>
        </text:list-item>
      </text:list>
      <text:p text:style-name="Standard"><text:s text:c="22"/></text:p>
      <text:p text:style-name="Standard"><text:s text:c="11"/>Where 'YY' is the two digit number which represents the colunms on the LCD screen and <text:s/>'XX' is also a two digit number which represents the rows of the LCD screen.</text:p>
      <text:p text:style-name="Standard"><text:s text:c="6"/></text:p>
      <text:p text:style-name="Standard"><text:s text:c="10"/>Unfortunately, the LCD module (what we are using right now, 16X2) has only two rows that means 'XX' can take only two values 00 &amp; 01. But there are 16 columns on this LCD module so 'YY' can take values from 00 to 15.</text:p>
      <text:p text:style-name="Standard"/>
      <text:p text:style-name="Standard">For example:</text:p>
      <text:p text:style-name="Standard"><text:s text:c="23"/>If the user sends 'set 05 01' command serially using UART to the LCD Backpack , then the cursor is set at 2<text:span text:style-name="Default_20_Paragraph_20_Font"><text:span text:style-name="T1">nd</text:span></text:span> row 6<text:span text:style-name="Default_20_Paragraph_20_Font"><text:span text:style-name="T1">th</text:span></text:span> column on the LCD screen. Also the user receives an <text:soft-page-break/>acknowledgement on the serial monitor as ' Cursor position selected'.</text:p>
      <text:p text:style-name="Standard"/>
      <text:p text:style-name="Standard">Command:</text:p>
      <text:list xml:id="list1938112485270351334" text:style-name="L4">
        <text:list-item>
          <text:p text:style-name="P8"><text:s/>hom</text:p>
        </text:list-item>
      </text:list>
      <text:p text:style-name="Standard"><text:s text:c="25"/>Whenever the user sends this command serially to the LCD Backpack the cursor position is reset that means the cursor position is set to initial position (0,0) and also the user receives an acknowledgement on the serial monitor as ' Cursor position reset'</text:p>
      <text:p text:style-name="Standard"/>
      <text:p text:style-name="Standard"/>
      <text:p text:style-name="Standard">4). Writing data onto the LCD screen</text:p>
      <text:p text:style-name="Standard"/>
      <text:p text:style-name="Standard"><text:s text:c="10"/>Using this feature the user can print his own data on the LCD screen.</text:p>
      <text:p text:style-name="Standard"/>
      <text:p text:style-name="Standard">Command:</text:p>
      <text:list xml:id="list3756120127643873181" text:style-name="L5">
        <text:list-item>
          <text:p text:style-name="P9">pri user data</text:p>
        </text:list-item>
      </text:list>
      <text:p text:style-name="Standard"><text:s text:c="2"/></text:p>
      <text:p text:style-name="Standard"><text:s text:c="17"/>Here 'pri' represents the command, user data is the data that is to be printed on the LCD screen.</text:p>
      <text:p text:style-name="Standard"/>
      <text:p text:style-name="Standard">For example:</text:p>
      <text:p text:style-name="Standard"><text:s text:c="22"/>If the user sends ' pri ElintLabz ' command serially using UART to the LCD Backpack , then the user data “ElintLabz” is printed on the LCD screen from the current cursor position.</text:p>
      <text:p text:style-name="Standard">The user also receives an acknowledgement on the serial monitor as ' printed '.</text:p>
      <text:p text:style-name="Standard"/>
      <text:p text:style-name="P13">Note: <text:s/></text:p>
      <text:p text:style-name="P13"><text:span text:style-name="T6"><text:s text:c="11"/>1). </text:span><text:s/>If <text:s/>‘NO Line Ending’ option is selected in the serial terminal to send commands then the printing message should terminate with ‘space’.</text:p>
      <text:p text:style-name="P13"><text:s text:c="11"/><text:span text:style-name="T6">2). <text:s/>If <text:s/>‘Newline’ or ' carriage return ' or ' both NL &amp; CR ' options are selected in the serial terminal to send commands then the printing message need not to terminate with ‘space’.</text:span></text:p>
      <text:p text:style-name="Standard"/>
      <text:p text:style-name="Standard">To print a message like “ Hogst Innovative Solutions” , the user should <text:span text:style-name="T6">send</text:span> the following commands <text:span text:style-name="T6">in a sequence</text:span>.</text:p>
      <text:list xml:id="list6303494419196493019" text:style-name="L6">
        <text:list-item>
          <text:p text:style-name="P10">pri Hogst</text:p>
        </text:list-item>
        <text:list-item>
          <text:p text:style-name="P10">gap</text:p>
        </text:list-item>
        <text:list-item>
          <text:p text:style-name="P10">pri Innovative</text:p>
        </text:list-item>
        <text:list-item>
          <text:p text:style-name="P10">gap</text:p>
        </text:list-item>
        <text:list-item>
          <text:p text:style-name="P10">pri Solutions</text:p>
        </text:list-item>
      </text:list>
      <text:p text:style-name="Standard"/>
      <text:p text:style-name="Standard"/>
      <text:p text:style-name="Standard">5). Underline type Cursor Control</text:p>
      <text:p text:style-name="Standard"><text:s text:c="13"/>Using this control feature the user can ' <text:span text:style-name="T7">TURN ON </text:span>' or ' <text:span text:style-name="T7">TURN OFF </text:span>' the underline type of cursor on the LCD display.</text:p>
      <text:p text:style-name="Standard"/>
      <text:p text:style-name="Standard">Command:</text:p>
      <text:list xml:id="list110540681423110" text:style-name="L2">
        <text:list-item>
          <text:p text:style-name="P5">cur 1 <text:s text:c="4"/>It makes the underline type of cursor to appear on the LCD screen.</text:p>
        </text:list-item>
        <text:list-item>
          <text:p text:style-name="P5"><text:span text:style-name="T7">c</text:span>ur 0 <text:s text:c="4"/>It masks the underline type of cursor.</text:p>
        </text:list-item>
      </text:list>
      <text:p text:style-name="Standard"/>
      <text:p text:style-name="Standard">For example:</text:p>
      <text:p text:style-name="Standard"><text:s text:c="23"/>If the user sends 'cur 1' command serially using UART to the LCD Backpack , then the underline type of cursor appears on the LCD screen at the current cursor position and also the user receives an acknowledgement in the serial monitor as 'Cursor ON'.</text:p>
      <text:p text:style-name="Standard"/>
      <text:p text:style-name="Standard"><text:soft-page-break/><text:s text:c="23"/>If the user sends 'cur 0' command serially using UART to the LCD Backpack , then the underline type of cursor disappears from the current cursor position and also the user receives an acknowledgement in the serial monitor as 'Cursor OFF'.</text:p>
      <text:p text:style-name="Standard"/>
      <text:p text:style-name="Standard"/>
      <text:p text:style-name="Standard">6). Display Control</text:p>
      <text:p text:style-name="Standard"><text:s text:c="12"/>Using this display control feature the user can ' <text:span text:style-name="T8">TURN ON </text:span>' or ' <text:span text:style-name="T8">TURN OFF </text:span>' the LCD display.</text:p>
      <text:p text:style-name="Standard"/>
      <text:p text:style-name="Standard">Command:</text:p>
      <text:list xml:id="list110541640015144" text:style-name="L1">
        <text:list-item>
          <text:p text:style-name="P4"><text:s/>dis 1 <text:s text:c="4"/>It switches ON the LCD display.</text:p>
        </text:list-item>
        <text:list-item>
          <text:p text:style-name="P4"><text:s/><text:span text:style-name="T8">d</text:span>is 0 <text:s text:c="4"/>It switches OFF the LCD display.</text:p>
        </text:list-item>
      </text:list>
      <text:p text:style-name="Standard"/>
      <text:p text:style-name="Standard">For example:</text:p>
      <text:p text:style-name="Standard"><text:s text:c="22"/>If the user sends <text:s/>'dis 1' command serially using UART to the LCD BackPack , then the LCD display turns ON which means that the data on the LCD screen is visible to the user <text:s/>and also the user receives an acknowledgement in the serial monitor as 'Display ON' .</text:p>
      <text:p text:style-name="Standard"><text:s text:c="21"/></text:p>
      <text:p text:style-name="Standard"><text:s text:c="22"/>If the user sends <text:s/>'dis 0' command serially using UART to the LCD BackPack , then the LCD display turns OFF which means that the data on the LCD screen is not visible to the user and also the user receives an acknowledgement in the serial monitor as 'Backlight OFF' .</text:p>
      <text:p text:style-name="Standard"/>
      <text:p text:style-name="Standard"/>
      <text:p text:style-name="Standard">7). Clearing the LCD screen</text:p>
      <text:p text:style-name="Standard"><text:s text:c="15"/>Using this feature the user can erase the entire data on the LCD screen in one shot.</text:p>
      <text:p text:style-name="Standard"/>
      <text:p text:style-name="Standard">Command:</text:p>
      <text:list xml:id="list110540545287683" text:style-name="L4">
        <text:list-item>
          <text:p text:style-name="P8"><text:s/>clr</text:p>
        </text:list-item>
      </text:list>
      <text:p text:style-name="Standard"><text:s text:c="25"/>Whenever the user sends this command serially to the LCD Backpack the entire data on the LCD screen is erased and the cursor position is reset that means the cursor position is set to initial position (0,0) and also the user receives an acknowledgement on the serial monitor as <text:s text:c="12"/>' Screen Cleared '.</text:p>
      <text:p text:style-name="Standard"/>
      <text:p text:style-name="Standard"/>
      <text:p text:style-name="Standard">8). One character space</text:p>
      <text:p text:style-name="Standard"><text:s text:c="17"/>Using this the user can get one character space in his user data.</text:p>
      <text:p text:style-name="Standard"/>
      <text:p text:style-name="Standard">Command:</text:p>
      <text:list xml:id="list113719572749062" text:continue-numbering="true" text:style-name="L4">
        <text:list-item>
          <text:p text:style-name="P8"><text:s/>gap</text:p>
        </text:list-item>
      </text:list>
      <text:p text:style-name="Standard"><text:s text:c="25"/>Whenever the user sends this command serially to the LCD Backpack the cursor position is incremented that means the cursor position is set one position ahead from the current position <text:s/>providing one character space and also the user receives an acknowledgement on the serial monitor as ' Space provided'</text:p>
      <text:p text:style-name="Standard"/>
      <text:p text:style-name="Standard">9). Scrolling</text:p>
      <text:p text:style-name="Standard"><text:s text:c="11"/>Using this the user can move the entire data on the screen to the right by one position or to the left by one position.</text:p>
      <text:p text:style-name="Standard"/>
      <text:p text:style-name="Standard">Command:</text:p>
      <text:list xml:id="list110542494047649" text:style-name="L2">
        <text:list-item>
          <text:p text:style-name="P5">sdp 1 <text:s text:c="4"/>It makes the entire data on the LCD screen to move right by one position.</text:p>
        </text:list-item>
        <text:list-item>
          <text:p text:style-name="P5"><text:span text:style-name="T9">s</text:span>dp 0 <text:s text:c="4"/>It makes the entire data on the LCD screen to move left by one position.</text:p>
        </text:list-item>
      </text:list>
      <text:p text:style-name="Standard"/>
      <text:p text:style-name="Standard"><text:soft-page-break/>For example:</text:p>
      <text:p text:style-name="Standard"><text:s text:c="23"/>If the user sends 'sdp 1' command serially using UART to the LCD Backpack , then the entire data on the LCD screen is shifted to the right by one position and also the user receives an acknowledgement in the serial monitor as 'scroll display right'.</text:p>
      <text:p text:style-name="Standard"/>
      <text:p text:style-name="Standard"><text:s text:c="23"/>If the user sends 'sdp 0' command serially using UART to the LCD Backpack , then the entire data on the LCD screen is shifted to the left by one position and also the user receives an acknowledgement in the serial monitor as 'scroll display left'.</text:p>
      <text:p text:style-name="Standard"/>
      <text:p text:style-name="Standard"/>
      <text:p text:style-name="Standard"/>
      <text:p text:style-name="Standard">10). Baudrate Selection</text:p>
      <text:p text:style-name="Standard"><text:s text:c="14"/>Using this feature the user can select the different baudrates for the serial communication.</text:p>
      <text:p text:style-name="Standard"/>
      <text:p text:style-name="Standard">Command:</text:p>
      <text:list xml:id="list113719710886707" text:continue-numbering="true" text:style-name="L2">
        <text:list-item>
          <text:p text:style-name="P5">bau 1 <text:s text:c="4"/>It selects the baudrate 4800.</text:p>
        </text:list-item>
        <text:list-item>
          <text:p text:style-name="P5">bau 2 <text:s text:c="4"/>It selects the baudrate 9600.</text:p>
        </text:list-item>
        <text:list-item>
          <text:p text:style-name="P5">bau 3 <text:s text:c="4"/>It selects the baudrate 19200.</text:p>
        </text:list-item>
        <text:list-item>
          <text:p text:style-name="P5">bau 4 <text:s text:c="4"/>It selects the baudrate 38400.</text:p>
        </text:list-item>
        <text:list-item>
          <text:p text:style-name="P5">bau 5 <text:s text:c="4"/>It selects the baudrate 57600.</text:p>
        </text:list-item>
        <text:list-item>
          <text:p text:style-name="P5">bau 6 <text:s text:c="4"/>It selects the baudrate 115200.</text:p>
        </text:list-item>
      </text:list>
      <text:p text:style-name="Standard"/>
      <text:p text:style-name="Standard">For example:</text:p>
      <text:p text:style-name="Standard"><text:s text:c="23"/>If the user sends 'bau 3' command serially using UART to the LCD Backpack , then the baudrate 19200 is selected for serial communication and the user receives an acknowledgement in the serial monitor as 'Baudrate selected'.</text:p>
      <text:p text:style-name="Standard"/>
      <text:p text:style-name="Standard"><text:s text:c="22"/>If the user sends 'bau 8' command serially using UART to the LCD Backpack , then by default the baudrate 9600 is selected for serial communication and the user receives an acknowledgement in the serial monitor as 'Baudrate selected'. <text:s/></text:p>
      <text:p text:style-name="Standard"/>
      <text:p text:style-name="Standard">Note: If the user wants to know which baudrate had been selected earlier, then the user should reset the LCD backpack so that the baudrate will be displayed on the LCD screen.</text:p>
      <text:p text:style-name="Standard"/>
      <text:p text:style-name="Standard">11). AutoScroll</text:p>
      <text:p text:style-name="Standard"/>
      <text:p text:style-name="P1">Using this command the user can make the entire data on the screen to automatically scroll to the right once or to the left once.</text:p>
      <text:p text:style-name="P2"/>
      <text:list xml:id="list8783222400530026077" text:style-name="L7">
        <text:list-item>
          <text:p text:style-name="P11">Command:</text:p>
        </text:list-item>
      </text:list>
      <text:p text:style-name="Standard"><text:s text:c="25"/>aut 1 <text:s text:c="4"/>It makes the entire data on the LCD screen to autoscroll right by once.</text:p>
      <text:p text:style-name="Standard"><text:s text:c="25"/><text:span text:style-name="T10">a</text:span>ut 0 <text:s text:c="4"/>It makes the entire data on the LCD screen to autoscroll left by once.</text:p>
      <text:p text:style-name="Standard"> </text:p>
      <text:list xml:id="list754205787134429158" text:style-name="L8">
        <text:list-item>
          <text:p text:style-name="P12">For example:</text:p>
        </text:list-item>
      </text:list>
      <text:p text:style-name="Standard"><text:s text:c="30"/>If the user sends ‘aut 1' command serially using UART to the LCD Backpack , then the entire data on the LCD screen is rotated once to right and also the user receives an acknowledgement in the serial monitor as 'Autoscroll Right'.</text:p>
      <text:p text:style-name="Standard"> </text:p>
      <text:p text:style-name="Standard"><text:s text:c="30"/>If the user sends ‘aut 0' command serially using UART to the LCD Backpack , then the entire data on the LCD screen is rotated once to left and also the user receives an acknowledgement in the serial monitor as 'Autoscroll <text:s/>Left'.</text:p>
      <text:p text:style-name="Standard"/>
      <text:p text:style-name="P14"><text:soft-page-break/><text:span text:style-name="T11">12</text:span>). <text:span text:style-name="T11">Text Direction</text:span></text:p>
      <text:p text:style-name="P14"><text:s text:c="11"/>Using this <text:span text:style-name="T11">control feature</text:span> the user can <text:span text:style-name="T11">print the data on the LCD screen from Right to Left or from Left to Right . </text:span></text:p>
      <text:p text:style-name="P14"/>
      <text:p text:style-name="P14">Command:</text:p>
      <text:list xml:id="list113718618676546" text:continue-list="list113719710886707" text:style-name="L2">
        <text:list-item>
          <text:p text:style-name="P6"><text:span text:style-name="T11">ltr</text:span> <text:span text:style-name="T11">1</text:span> <text:s text:c="6"/><text:span text:style-name="T11">It makes the text to print from Left to Right direction</text:span>.</text:p>
        </text:list-item>
        <text:list-item>
          <text:p text:style-name="P6"><text:span text:style-name="T11">ltr</text:span> 0 <text:s text:c="6"/><text:span text:style-name="T11">It makes the text to print from Right to Left direction</text:span>.</text:p>
        </text:list-item>
      </text:list>
      <text:p text:style-name="P14"/>
      <text:p text:style-name="P14">For example:</text:p>
      <text:p text:style-name="P14"><text:s text:c="23"/>If the user sends '<text:span text:style-name="T12">ltr </text:span>1' command serially using UART to the LCD Backpack , then the <text:s/><text:span text:style-name="T12">user</text:span> data <text:span text:style-name="T12">starts printing from Left to Right direction </text:span>on the LCD screen <text:span text:style-name="T12">from the next printing command</text:span> and also the user receives an acknowledgement in the serial monitor as '<text:span text:style-name="T12">Left to Right</text:span>'.</text:p>
      <text:p text:style-name="P14"/>
      <text:p text:style-name="P15"><text:s text:c="23"/>If the user sends '<text:span text:style-name="T12">ltr 0</text:span>' command serially using UART to the LCD Backpack , then the <text:s/><text:span text:style-name="T12">user</text:span> data <text:span text:style-name="T12">starts printing from Right to Left direction </text:span>on the LCD screen <text:span text:style-name="T12">from the next printing command</text:span> and also the user receives an acknowledgement in the serial monitor as '<text:span text:style-name="T12">Right to Lef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FreeSans"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StarSymbol" fo:font-family="Star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asian="Droid Sans" style:font-family-asian="'Droid Sans'" style:font-family-generic-asian="system" style:font-pitch-asian="variable" style:font-name-complex="FreeSans" style:font-family-complex="FreeSans" style:font-family-generic-complex="swiss"/>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Arial" fo:font-family="Arial" style:font-family-generic="swiss" style:font-pitch="variable"/>
    </style:style>
    <style:style style:name="WW_5f_CharLFO7LVL2" style:display-name="WW_CharLFO7LVL2" style:family="text">
      <style:text-properties style:font-name="Arial" fo:font-family="Arial" style:font-family-generic="swiss" style:font-pitch="variable"/>
    </style:style>
    <style:style style:name="WW_5f_CharLFO7LVL3" style:display-name="WW_CharLFO7LVL3" style:family="text">
      <style:text-properties style:font-name="Arial" fo:font-family="Arial" style:font-family-generic="swiss" style:font-pitch="variable"/>
    </style:style>
    <style:style style:name="WW_5f_CharLFO7LVL4" style:display-name="WW_CharLFO7LVL4" style:family="text">
      <style:text-properties style:font-name="Arial" fo:font-family="Arial" style:font-family-generic="swiss" style:font-pitch="variable"/>
    </style:style>
    <style:style style:name="WW_5f_CharLFO7LVL5" style:display-name="WW_CharLFO7LVL5" style:family="text">
      <style:text-properties style:font-name="Arial" fo:font-family="Arial" style:font-family-generic="swiss" style:font-pitch="variable"/>
    </style:style>
    <style:style style:name="WW_5f_CharLFO7LVL6" style:display-name="WW_CharLFO7LVL6" style:family="text">
      <style:text-properties style:font-name="Arial" fo:font-family="Arial" style:font-family-generic="swiss" style:font-pitch="variable"/>
    </style:style>
    <style:style style:name="WW_5f_CharLFO7LVL7" style:display-name="WW_CharLFO7LVL7" style:family="text">
      <style:text-properties style:font-name="Arial" fo:font-family="Arial" style:font-family-generic="swiss" style:font-pitch="variable"/>
    </style:style>
    <style:style style:name="WW_5f_CharLFO7LVL8" style:display-name="WW_CharLFO7LVL8" style:family="text">
      <style:text-properties style:font-name="Arial" fo:font-family="Arial" style:font-family-generic="swiss" style:font-pitch="variable"/>
    </style:style>
    <style:style style:name="WW_5f_CharLFO7LVL9" style:display-name="WW_CharLFO7LVL9" style:family="text">
      <style:text-properties style:font-name="Arial" fo:font-family="Arial" style:font-family-generic="swiss" style:font-pitch="variable"/>
    </style:style>
    <style:style style:name="WW_5f_CharLFO8LVL1" style:display-name="WW_CharLFO8LVL1" style:family="text">
      <style:text-properties style:font-name="Arial" fo:font-family="Arial" style:font-family-generic="swiss" style:font-pitch="variable"/>
    </style:style>
    <style:style style:name="WW_5f_CharLFO8LVL2" style:display-name="WW_CharLFO8LVL2" style:family="text">
      <style:text-properties style:font-name="Arial" fo:font-family="Arial" style:font-family-generic="swiss" style:font-pitch="variable"/>
    </style:style>
    <style:style style:name="WW_5f_CharLFO8LVL3" style:display-name="WW_CharLFO8LVL3" style:family="text">
      <style:text-properties style:font-name="Arial" fo:font-family="Arial" style:font-family-generic="swiss" style:font-pitch="variable"/>
    </style:style>
    <style:style style:name="WW_5f_CharLFO8LVL4" style:display-name="WW_CharLFO8LVL4" style:family="text">
      <style:text-properties style:font-name="Arial" fo:font-family="Arial" style:font-family-generic="swiss" style:font-pitch="variable"/>
    </style:style>
    <style:style style:name="WW_5f_CharLFO8LVL5" style:display-name="WW_CharLFO8LVL5" style:family="text">
      <style:text-properties style:font-name="Arial" fo:font-family="Arial" style:font-family-generic="swiss" style:font-pitch="variable"/>
    </style:style>
    <style:style style:name="WW_5f_CharLFO8LVL6" style:display-name="WW_CharLFO8LVL6" style:family="text">
      <style:text-properties style:font-name="Arial" fo:font-family="Arial" style:font-family-generic="swiss" style:font-pitch="variable"/>
    </style:style>
    <style:style style:name="WW_5f_CharLFO8LVL7" style:display-name="WW_CharLFO8LVL7" style:family="text">
      <style:text-properties style:font-name="Arial" fo:font-family="Arial" style:font-family-generic="swiss" style:font-pitch="variable"/>
    </style:style>
    <style:style style:name="WW_5f_CharLFO8LVL8" style:display-name="WW_CharLFO8LVL8" style:family="text">
      <style:text-properties style:font-name="Arial" fo:font-family="Arial" style:font-family-generic="swiss" style:font-pitch="variable"/>
    </style:style>
    <style:style style:name="WW_5f_CharLFO8LVL9" style:display-name="WW_CharLFO8LVL9" style:family="text">
      <style:text-properties style:font-name="Arial" fo:font-family="Arial" style:font-family-generic="swiss" style:font-pitch="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meta:creation-date>2014-09-16T14:11:00Z</meta:creation-date>
    <dc:date>2015-05-12T11:37:18.269226853</dc:date>
    <meta:editing-cycles>35</meta:editing-cycles>
    <meta:editing-duration>PT6H6M9S</meta:editing-duration>
    <meta:document-statistic meta:table-count="0" meta:image-count="0" meta:object-count="0" meta:page-count="5" meta:paragraph-count="114" meta:word-count="1713" meta:character-count="10077" meta:non-whitespace-character-count="7542"/>
    <meta:template xlink:type="simple" xlink:actuate="onRequest" xlink:title="" xlink:href="Normal"/>
  </office:meta>
</office:document-meta>
</file>